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venir" svg:font-family="Aveni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115%" fo:text-align="start" style:justify-single-word="false"/>
      <style:text-properties style:font-name="Avenir" fo:font-size="11pt" style:font-size-asian="11pt" style:font-size-complex="11pt"/>
    </style:style>
    <style:style style:name="P2" style:family="paragraph" style:parent-style-name="Standard">
      <style:paragraph-properties fo:line-height="115%" fo:text-align="start" style:justify-single-word="false"/>
    </style:style>
    <style:style style:name="P3"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style:font-name="Avenir" fo:font-size="11pt" style:font-size-asian="11pt" style:font-size-complex="11pt"/>
    </style:style>
    <style:style style:name="T3" style:family="text">
      <style:text-properties fo:color="#c9211e" loext:opacity="100%" style:font-name="Avenir" fo:font-size="11pt" style:font-size-asian="11pt" style:font-size-complex="11pt"/>
    </style:style>
    <style:style style:name="T4" style:family="text">
      <style:text-properties fo:color="#c9211e" loext:opacity="100%"/>
    </style:style>
    <style:style style:name="T5" style:family="text">
      <style:text-properties fo:color="#000000" loext:opacity="100%"/>
    </style:style>
    <style:style style:name="T6" style:family="text">
      <style:text-properties style:font-name="Avenir" fo:font-size="11pt" fo:font-style="normal" style:font-size-asian="11pt" style:font-style-asian="normal" style:font-size-complex="11pt" style:font-style-complex="normal"/>
    </style:style>
    <style:style style:name="T7" style:family="text">
      <style:text-properties fo:font-weight="normal" style:font-weight-asian="normal" style:font-weight-complex="normal"/>
    </style:style>
    <style:style style:name="T8" style:family="text">
      <style:text-properties style:text-position="super 58%" fo:font-style="italic" style:font-style-asian="italic" style:font-style-complex="italic"/>
    </style:style>
    <style:style style:name="T9" style:family="text">
      <style:text-properties fo:font-style="italic"/>
    </style:style>
    <style:style style:name="T10" style:family="text">
      <style:text-properties fo:font-style="normal" style:font-style-asian="normal" style:font-style-complex="normal"/>
    </style:style>
    <style:style style:name="T11" style:family="text">
      <style:text-properties style:use-window-font-color="true" loext:opacity="0%" style:text-outline="false" style:text-line-through-style="none" style:text-line-through-type="none" style:text-position="0% 100%" fo:font-family=".AppleSystemUIFont" style:font-family-generic="swis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ngti SC" style:font-size-asian="10.5pt" style:language-asian="zh" style:country-asian="CN" style:font-style-asian="normal" style:font-weight-asian="normal" style:font-name-complex="Arial Unicode MS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A : La messe est dite </text:p>
      <text:p text:style-name="P1"/>
      <text:p text:style-name="P1">L’étrange culte se déroule sous les voûtes d’une église gothique d’Osnabrück, en Basse-Saxe. Dans le choeur où il a pris la place de l’autel, le visage surdimensionné d’une jeune femme forme un écrasant mur vidéo de 7 mètres de haut, fragmenté sur 18 écrans. De ses yeux inexpressifs coulent sans interruption des larmes abondantes, irréelles, qui ne semblent pas soumises aux lois physiques gouvernant les fluides humains. Le phénomène miraculeux évoque les lacrimations émanant des statues religieuses, que les croyants interprétaient comme des avertissements prophétiques, invitant à la prière et au repentir. </text:p>
      <text:p text:style-name="P1"><text:span text:style-name="T1">Mater Dolorosa</text:span> du XXIe siècle, l’icône glamour est un personnage virtuel façonné par le duo d’artistes !Mediengruppe Bitnik dans le cadre de leur exposition personnelle <text:span text:style-name="T1">Computer says no</text:span> <text:note text:id="ftn1" text:note-class="footnote"><text:note-citation>1</text:note-citation><text:note-body><text:p text:style-name="Footnote"><text:s/>L’expression « Computer says no » provient d’une réplique culte d’un sketch diffusé sur la BBC en 2005. A chaque nouvelle demande du client, l’employée de banque interroge l’ordinateur et répond systématiquement en haussant les épaules « computer says no », le laissant totalement désemparé. https://youtu.be/x0YGZPycMEU</text:p></text:note-body></text:note><text:s/>à la Kunsthalle Osnabrück, un centre d’art contemporain installé dans un ancien monastère. La lueur mauve diffuse, les écritures rougeoyantes des néons et les prêches contribuent à créer une atmosphère quasi liturgique. La prêtresse 2.0 se présente comme une influenceuse technocritique dont les prédications appellent les fidèles à résister aux dérives autoritaires des technologies. </text:p>
      <text:p text:style-name="P1"/>
      <text:p text:style-name="P2"><text:span text:style-name="T2">La figure a été générée par un unique prompt des artistes exécuté par le programme génératif chinois Qwen.AI, l’un des principaux concurrents des leaders américains de l’IA, Anthropic et OpenAI. Un modèle dont le fonctionnement s’apparente à la Genèse biblique où « le verbe » précède la chose : <text:s/>« Portrait photo of the woman called Qwen Stefani crying unusual lighting purple » </text:span><text:span text:style-name="T3"><text:note text:id="ftn2" text:note-class="footnote"><text:note-citation>2</text:note-citation><text:note-body><text:p text:style-name="Footnote"><text:span text:style-name="T4"><text:s/></text:span><text:span text:style-name="T5">« portrait photo de la femme nommée Qwen Stefani en train de pleurer éclairage inhabituel violet ».</text:span><text:span text:style-name="T4"> </text:span><text:span text:style-name="T5">La couleur violette, autrefois associé à la figure de la sorcière, est désormais la couleur de prédilection des applications d’IA, capitalisant sur le pouvoir « magique » associé à cette teinte. </text:span></text:p></text:note-body></text:note></text:span><text:span text:style-name="T3">. </text:span><text:span text:style-name="T2">Et Qwen Stefani fut ! Elle emprunte son nom au grand modèle de langage d’Alibaba Cloud dont elle issue. Elle n’en fait pas mystère. « Le modèle sur lequel j’ai été entraînée tourne sur un ordinateur localisé dans le studio de Bitnik, et il est open source » déclare-t-elle dans une vidéo tournant en boucle. En dépit du fait que le prompt utilise le terme générique « femme » sans plus de précision, et bien que le modèle soit chinois, la première image générée (et conservée par les artistes) est celle d’une jeune femme blanche aux lèvres pulpeuses en tout point conforme aux standards de beauté occidentaux, révélant les biais du jeu de données d’entraînement. </text:span></text:p>
      <text:p text:style-name="P2"><text:span text:style-name="T2">En la baptisant Qwen Stefani, les artistes font explicitement référence à Gwen Stefani, la chanteuse américaine des années 90 et à la récente conversion de l’ex popstar féministe du groupe No Doubt en influenceuse catholique conservatrice. Elle est l’une des nombreuses célébrités à faire campagne pour l’application Hallow</text:span><text:span text:style-name="T2"><text:note text:id="ftn3" text:note-class="footnote"><text:note-citation>3</text:note-citation><text:note-body><text:p text:style-name="Footnote"><text:a xlink:type="simple" xlink:href="https://www.youtube.com/watch?v=XhjREwJDrmg" text:style-name="Internet_20_link" text:visited-style-name="Visited_20_Internet_20_Link">https://www.youtube.com/watch?v=XhjREwJDrmg</text:a>. </text:p></text:note-body></text:note></text:span><text:span text:style-name="T2">, une app de prières au succès fulgurant qui a surclassé en 2023 Tiktok, Spotify ou Netflix dans le top 10 de l’Apple Store. Le 18 février 2026, mercredi des Cendres marquant l’entrée dans le Carême pour les chrétiens, l’app s’est même retrouvé en tête du classement aux Etats-Unis, devant WhatsApp et ChatGPT, proposant des histoires audio de la Bible, des prières, des exercices de méditations, des aides au sommeil et de la musique chrétienne, mais également des défis communautaires et du life coaching assisté par IA. Une app payante qui promet un moment d’introspection</text:span><text:span text:style-name="T2"><text:note text:id="ftn4" text:note-class="footnote"><text:note-citation>4</text:note-citation><text:note-body><text:p text:style-name="Footnote">La vidéo promotionnelle pour Hallow promet un ménage à trois avec Jésus <text:a xlink:type="simple" xlink:href="https://youtu.be/dVY1_xH2Qis" text:style-name="Internet_20_link" text:visited-style-name="Visited_20_Internet_20_Link">https://youtu.be/dVY1_xH2Qis</text:a></text:p></text:note-body></text:note></text:span><text:span text:style-name="T2"> mais </text:span><text:soft-page-break/><text:span text:style-name="T2">transforme la spiritualité en marchandise, et fait de ce confessionnal numérique un aspirateur à données les plus intimes</text:span><text:span text:style-name="T2"><text:note text:id="ftn5" text:note-class="footnote"><text:note-citation>5</text:note-citation><text:note-body><text:p text:style-name="Footnote">Les régulateurs ont bloqué l’accès à Hallow dans l’UE, où les données révélant des convictions religieuses ou philosophiques sont classées « données sensibles » et interdit le traitement de ces données sans consentement explicite. La Chine également.</text:p></text:note-body></text:note></text:span><text:span text:style-name="T2">. Bien qu’elle se présente comme apolitique, l’entreprise missionnaire est accusée d’exploiter les besoins dévotionnels des adeptes pour promouvoir des idées idéologiques et politiques, anti-avortement, anti-contraception, et en faveur de chasteté. Elle a bénéficié sans surprise des investissements de JD Vance, le vice-président des Etats Unis converti au catholicisme ainsi que de son mentor, l’entrepreneur pro-Trump et argentier de la Silicon Valley, Peter Thiel, cofondateur de Paypal et de la puissante société d’analyses de données militaires Palantir, qui a permis de « décapiter » le régime iranien ou de traquer les migrants aux Etats-Unis. Le milliardaire américain, figure influente de la Tech, multiplie depuis l’automne dernier les conférences à huit clos à San Francisco, Paris ou Rome</text:span><text:span text:style-name="T2"><text:note text:id="ftn6" text:note-class="footnote"><text:note-citation>6</text:note-citation><text:note-body><text:p text:style-name="Footnote">https://www.lemonde.fr/international/article/2026/03/19/l-americain-peter-thiel-echoue-a-promouvoir-a-rome-la-figure-d-un-antechrist-oppose-aux-nouvelles-technologies_6672391_3210.html</text:p></text:note-body></text:note></text:span><text:span text:style-name="T2"> annonçant le retour de l’Antéchrist, ce faux prophète de la fin des temps, incarné d’après lui par des personnalités comme la militante suédoise pour le climat Greta Thunberg et tous ceux qui rejettent les progrès de l’intelligence artificielle ou tentent de la brider. </text:span><text:span text:style-name="Emphasis"><text:span text:style-name="T2">«Au XXIe siècle, l'Antéchrist est un luddite qui veut arrêter toute science» </text:span></text:span><text:span text:style-name="Emphasis"><text:span text:style-name="T6">selon ses propos rapportés par le Washington Post </text:span></text:span><text:span text:style-name="Emphasis"><text:span text:style-name="T2"><text:note text:id="ftn7" text:note-class="footnote"><text:note-citation>7</text:note-citation><text:note-body><text:p text:style-name="Footnote">https://www.washingtonpost.com/podcasts/post-reports/inside-billionaire-peter-thiels-private-antichrist-lectures/</text:p></text:note-body></text:note></text:span></text:span><text:span text:style-name="Emphasis"><text:span text:style-name="T6">. Si le terme est souvent mobilisé pour dénigrer ceux qui « refusent le progrès », les luddites, ces ouvriers du textile qui ont brisé les premières machines à tisser industrielles au début du XIXe siècle en Angleterre se sont soulevés pour protester contre la dégradation de leur condition et la mauvaise qualité des ouvrages</text:span></text:span><text:span text:style-name="Emphasis"><text:span text:style-name="T6"><text:note text:id="ftn8" text:note-class="footnote"><text:note-citation>8</text:note-citation><text:note-body><text:p text:style-name="Footnote"><text:span text:style-name="Strong_20_Emphasis"><text:span text:style-name="T7">Vincent Bourdeau, François Jarrige, Julien Vincent,</text:span></text:span><text:span text:style-name="Strong_20_Emphasis"> </text:span><text:span text:style-name="Emphasis">Les Luddites. Bris de machines, économie politique et histoire, </text:span>Maisons-Alfort, éditions è®e, 2006</text:p></text:note-body></text:note></text:span></text:span><text:span text:style-name="Emphasis"><text:span text:style-name="T6">.</text:span></text:span></text:p>
      <text:p text:style-name="P1">La Qwen Stefani de !Mediengruppe Bitnik pourrait passer pour une incarnation contemporaine de Lud, la figure mythologique derrière laquelle la résistance s’est organisée. Elle se présente comme une influenceuse technocritique qui prêche avec véhémence contre l’emprise croissante des décisions algorithmiques sur la société et des nouveaux seigneurs qui les imposent au peuple. Ses Saintes Ecritures ne sont pas la Bible, mais un autre best-seller, le <text:span text:style-name="T1">Simple Sabotage Field Manuel</text:span> (le manuel de sabotage simple sur le terrain) qu’elle réactualise en ce début de XXIe siècle chaotique. Un guide publié en 1944 par le prédécesseur de la CIA, à la fin de la Seconde Guerre Mondiale et déclassifié depuis, qui circulait au sein de la résistance. Le manuel explique aux citoyens ordinaires comment entraver les opérations ennemies depuis l'intérieur dans une Europe occupée par les fascistes, sans se faire prendre. L'idée est de ralentir l’activité économique générale, et donc la machine de guerre, par une série de petites actions, en égarant des outils, en retardant les commandes ou en <text:span text:style-name="T1">« pleurant et sanglotant de manière hystérique à chaque occasion, surtout lorsqu’on est confronté à des fonctionnaires »</text:span>, le tout sans éveiller les soupçons. Les larmes intarissables de Qwen Stefani changent alors soudain de sens. On les avait prises pour de la compassion mais c’est bien de subversion qu’il s’agit. </text:p>
      <text:p text:style-name="P1">L’influenceuse virtuelle a été entraînée avec le Manuel de sabotage - <text:s/>document le plus téléchargé au sein des administrations gouvernementales américaines suite à la réélection de Donald Trump en janvier 2025 - ainsi que différents articles sur le technofascisme qu’elle métabolise pour générer et déclamer son sermon. Un procédé qu’aurait certainement réprouvé le Pape Léon XIV. Le chef de file des catholiques a <text:soft-page-break/>récemment multiplié les mises en garde à l’adresse des prêtres contre la « tentation de préparer des homélies » avec ChatGPT. Il a plus généralement déploré « la confiance naïve et acritique dans l’intelligence artificielle comme “amie” omnisciente» dans son <text:span text:style-name="T1">Message pour la 60</text:span><text:span text:style-name="T8">e</text:span><text:span text:style-name="T1"> journée mondiale des communications sociales</text:span> .<text:note text:id="ftn9" text:note-class="footnote"><text:note-citation>9</text:note-citation><text:note-body><text:p text:style-name="Footnote">https://www.vatican.va/content/leo-xiv/fr/messages/communications/documents/20260124-messaggio-comunicazioni-sociali.html</text:p></text:note-body></text:note> </text:p>
      <text:p text:style-name="P1">Le pape américain naturalisé péruvien, diplômé de mathématiques, y stigmatise les <text:span text:style-name="T1">« agents conversationnels basés sur de grands modèles linguistiques (LLM) (qui) s’avèrent étonnamment efficaces en persuasion occulte »</text:span>, conscient que ces chatbots « rendus excessivement affectueux, en plus d’être toujours présents et disponibles peuvent devenir les architectes cachés de nos états émotionnels et ainsi envahir et occuper la sphère intime des personnes ». Voire remplacer à terme le confessionnal et les curés auprès des fidèles.</text:p>
      <text:p text:style-name="P1">En revanche, quand Léon XIV rappelle que « derrière cette immense force invisible qui nous concerne tous, il n’y a qu’une poignée d’entreprises » et se dit préoccupé par <text:span text:style-name="T9">«</text:span><text:span text:style-name="T10">le contrôle oligopolistique»</text:span> des systèmes algorithmiques et d'intelligence artificielle « capable d’orienter subtilement les comportements », son discours s’aligne parfaitement avec celui de Qwen Stefani. </text:p>
      <text:p text:style-name="P1"/>
      <text:p text:style-name="P1">L’installation de !Mediengruppe Bitnik interroge le culte voué à l’IA, élevé au rang de religion, brocarde ses prophètes et ses dévôts (qu’ils annoncent un avenir radieux ou l’imminence d’une apocalypse), tout en invitant à remettre en question l’inévitabilité de sa trajectoire. L’IA réactive une longue histoire de fascination mystique pour les technologies de communication, en particulier quand leur fonctionnement échappe à notre entendement, mas elle a pris une ampleur inédite, largement entretenue par les entrepreneurs de la Tech qui sont les premiers à alimenter cette peur que seule leur expertise serait à même de conjurer<text:span text:style-name="T4">.</text:span><text:span text:style-name="T4"><text:note text:id="ftn10" text:note-class="footnote"><text:note-citation>10</text:note-citation><text:note-body><text:p text:style-name="Footnote">Complaisamment relayé par les média, ici un commentaire du texte de Dario Amodei, patron d’Anthropic dont le modèle Claude est utilisé par l’armée US. Victor <text:s/>«  L’IA présente un « risque existentiel » : l’alerte de Dario Amodei (texte intégral commenté) » https://legrandcontinent.eu/fr/2026/01/28/lia-est-un-risque-existentiel-lalerte-de-dario-amodei-texte-integral-commente/</text:p></text:note-body></text:note></text:span></text:p>
      <text:p text:style-name="P1">L’installation concrétise également la convergence inédite entre autoritarisme technologique et intégrisme catholique, analysée récemment par l’historien Fred Turner, dans son article « The Texan Ideology » où il démontre que de son berceau libertarien, en Californie, le centre de gravité de la tech s’est déplacé vers le Sud conservateur des Etats-Unis, et notamment au Texas, où se déploient les énormes fermes de serveurs énergivores et polluantes nécessaires à l’IA. Elon Musk, l’homme le plus riche du monde, fut l’un des premiers leader de la Silicon Valley à migrer vers cette terre d’extraction au coeur de la Bible Belt pour y créer sa propre colonie Starbase, principal site de production et lancement pour ses fusées SpaceX. « Dans les années 1990, marquées par l'idéologie californienne, un spiritualisme hippie décontracté prévalait, mais aller à l'église, c’était un truc de ringards, écrit Turner. Aujourd'hui, alors que les dirigeants de la Silicon Valley se tournent vers la droite extrême, et en particulier lorsqu'ils émigrent au Texas, beaucoup embrassent la célébration simultanée de l'esprit d'entreprise et du disciple chrétien au cœur de l'idéologie texane ». L’historien observe qu’une alliance se noue entre technofascistes et chrétiens nationalistes, parlant même d’une « techno-théocratie. » <text:note text:id="ftn11" text:note-class="footnote"><text:note-citation>11</text:note-citation><text:note-body><text:p text:style-name="Footnote">Fred Turner, The Texan Ideology, The Baffler, N°84 <text:s/>avril 2026 https://thebaffler.com/salvos/the-texan-ideology-turner</text:p></text:note-body></text:note></text:p>
      <text:p text:style-name="P1"/>
      <text:p text:style-name="P1"><text:soft-page-break/>Les exhortations larmoyantes de Qwen Stefani résonnent dans les murs de l’ancien monastère dominicain du XIIIe siècle, qui forme un écrin idéal. Les Dominicains étaient désignés comme l’Ordre des Prêcheurs, dont les prédications devaient convaincre les hérétiques (cathares) de retourner dans le droit chemin. Qwen Stefani prêche, elle, contre le développement du « techno fascisme », ces infrastructures techno-autoritaires qui conditionnent de plus en plus fortement nos vies, et appelle à la résistance. Le terme « technofascisme » a proliféré dans les médias depuis le second mandat de Trump et le ralliement des milliardaires de la tech à son projet politique, pour désigner l’alliance entre un pouvoir politique autoritaire et une puissance technologique, la fusion du trumpisme et de l’idéologie néo-réactionnaire des puissants patrons de la Silicon Valley. </text:p>
      <text:p text:style-name="P1">Mais ce que pointe !Mediengruppe Bitnik par l’intermédiaire de leur avatar ce n’est pas le simple rôle instrumental de ces technologies numériques au service des dérives autoritaires. Selon les artistes, interrogés à ce propos, « les logiques fascistes sont profondément ancrées dans les outils avec lesquels nous interagissons quotidiennement (…). <text:span text:style-name="T7">Les systèmes de surveillance, de prédiction et d’évaluation régulent les comportements, orientent l’attention et établissent des normes définissant ce qui est « normal » ou « déviant ». De cette manière, </text:span>les normes techniques deviennent des instruments politiques — déterminant qui a accès, qui est exclu et dans quelles conditions la participation est facilitée. »</text:p>
      <text:p text:style-name="P1"/>
      <text:p text:style-name="P1">Cette hypothèse est également soutenue par le théoricien Roland Meyer qui s’est intéressé à l’usage intensif que l’AFD, l’extrême droite allemande, fait de l’IA générative dans sa communication politique, inondant ses réseaux de « jeunes hommes musclés dans des poses militaires, de jeunes filles aux tresses soignées dans des forêts romantiques et d'idylles familiales blondes et heureuses, toutes générées synthétiquement dans un style de réalisme pittoresque des années trente ». <text:note text:id="ftn12" text:note-class="footnote"><text:note-citation>12</text:note-citation><text:note-body><text:p text:style-name="Footnote">Roland Meyer, « Echte Emotionen. Generative KI und rechte Weltbilder », Geschichte der Gegenwart, 2 février 2025, https://geschichtedergegenwart.ch/echte-emotionen-generative-ki-und-rechte-weltbilder/</text:p><text:p text:style-name="Footnote"/></text:note-body></text:note><text:s/>Selon le chercheur spécialisé dans les médias et la culture visuelle à l’université de Zurich, le choix de l’IA par l’AFD n’est pas le fruit du hasard, elle est l'expression d'une affinité idéologique et esthétique : « La génération d'images par IA n'est nullement un outil politiquement neutre, elle est parfaitement adaptée à la conception de visions du monde de droite : du moins sous sa forme commerciale actuelle, elle est structurellement nostalgique, sert une esthétique populiste et repose sur la stéréotypisation et la création de clichés. » </text:p>
      <text:p text:style-name="P1">Le technofascisme n’est pas seulement une idéologie réactionnaire qui utiliserait la technologie, il émerge des propriétés mêmes des infrastructures mathématiques de l’IA. Grégory Chatonsky propose le terme de « vectofascisme », qu’il définit comme « un système politique caractérisé par l’instrumentalisation algorithmique des flux d’information et des espaces latents pour produire et orienter des affects collectifs (principalement la peur et le ressentiment), au service d’un projet de pouvoir autoritaire », opaque et centralisé, qui échappe à tout contrôle démocratique. <office:annotation office:name="__Annotation__1438_1263150314" loext:resolved="false"><dc:creator>Elsa Boyer</dc:creator><dc:date>2026-03-28T12:23:29</dc:date><text:p text:style-name="P3"><text:span text:style-name="T11">Si jamais il faut couper, peut-être enlever ce passage ? Il m'a interrogée en tout cas sur les affects et le fascisme traditionnel. Est-ce si sûr que le fascisme traditionnel ne repose pas aussi sur une modulation des affects ? Je pense aux textes de Kracauer par exemple.</text:span></text:p></office:annotation>Là où le fascisme traditionnel s’exerce par la disciplinarisation visible des corps, « le pouvoir vectofasciste s’exerce par la modulation invisible des affects » estime l’artiste et chercheur.<text:note text:id="ftn13" text:note-class="footnote"><text:note-citation>13</text:note-citation><text:note-body><text:p text:style-name="Footnote">Chatonsky, Grégory. « Vectofascisme ». Multitudes, 2025/3 n° 100, 2025. p.196-200. CAIRN.INFO, shs.cairn.info/revue-multitudes-2025-3-page-196?lang=fr.</text:p></text:note-body></text:note> <office:annotation-end office:name="__Annotation__1438_1263150314"/></text:p>
      <text:p text:style-name="P1"/>
      <text:p text:style-name="P1"><text:soft-page-break/>Depuis sa chaire numérique des réseaux sociaux, Qwen Stefani s’adresse à ses disciples/followers sous forme de courtes vidéos (le modèle génère des clips limités à 15 secondes) et les exhorte à l’action : « Est-ce que ce manuel peut nous servir de guide contre le technofascisme 80 ans plus tard? Nous vivons dans un monde où les milliardaires de la tech ont plus de pouvoir que les personnalités élus, où les plateformes comme Twitter (X) censées faciliter le discours démocratique peuvent être achetées et transformées en mégaphone pour les idéologies d’extrême-droite sous le déguisement de la liberté de parole. » <office:annotation office:name="__Annotation__1439_1263150314" loext:resolved="false"><dc:creator>Elsa Boyer</dc:creator><dc:date>2026-03-28T12:25:28</dc:date><text:p text:style-name="P3"><text:span text:style-name="T11">S'il faut couper, peut-être ce passage là qui revient sur des choses que tu as déjà très bien déployées plus haut ?</text:span></text:p></office:annotation>« Aujourd’hui, clame l’influenceuse, la force qui dirige le monde n’est pas la religion, mais les données ! Au lieu des Saintes écritures, nous avons des algorithmes de boîtes noires et au lieu de décrets divins, on nous somme de nous soumettre à l’IA en tant qu’autorité non biaisée, justifiant le contrôle. C’est ça le technofascisme et nous vivons déjà sous son régime… » <office:annotation-end office:name="__Annotation__1439_1263150314"/></text:p>
      <text:p text:style-name="P1">Suit une litanie d’exemples : Meta retire les fact checkers qui limitaient la désinformation, Palantir a aidé à la déportation de masse, TikTok censure les discours, X diffuse des publicités suprémacistes blanches, Starlink contrôle Internet dans les zones de guerre, OpenAI tire profit de matériel sous copyright, les algorithmes décident qui bénéficie ou est exclus de la sécurité sociale en fonction de scores de risque biaisés, Elon Musk coupe les subventions à des programmes gouvernementaux entiers, simplement sur la base d’une liste de mots clés, comme « inclusive, anti racist, inequality, social justice »</text:p>
      <text:p text:style-name="P1">Dans ce doomscroll infini, les apparitions de Qwen Stefani sont interrompues par des réels de comptes d’une quarantaine d’artistes ou de théoriciens appréciés et suivis par !Mediengruppe Bitnik, qui intercalent des notes grinçantes, humoristiques, des commentaires décalés, des alternatives aux prédications funestes de l’influenceuse. Un écureuil qui ronge une fibre optique (Mario Santamaria), un dataset féministe, des vidéos ASMR réalisées à partir de smartphones passés à la broyeuse (Valentina Tanni), une collection de salutations obséquieuses de Chat GPT pris en flagrant délit de flatterie (Ben Grosser), une IA luddite (Iocose), un doigt surnuméraire (Nadja Buttendorf), un dead drop en forme de clé USB pour partager ses fichiers hors du Cloud (Aram Bartholl).</text:p>
      <text:p text:style-name="P1"/>
      <text:p text:style-name="P1">Au lieu de laisser les technologies imaginer nos futurs à notre place, l’influenceuse propose d’autres manières de concevoir la technologie et lance des défis pour reprendre le contrôle. Des instructions écrites en grandes lettres de néon rouge réparties dans la nef transforment ces vêpres numériques crépusculaires en camp d’entraînement, disséminant ses tactiques de résistance: Cry on zoom (pleurez sur zoom), Share your accounts (partagez vos comptes), Mislabel data (introduisez des erreurs dans l’étiquetage des données), Corrupt database entries (corrompez les entrées des bases de données), Unplug ethernet cables (débranchez les câbles ethernet), Leave your phone (abandonnez votre téléphone), Tamper with metadata (falsifiez les métadonnées), Leak internal data by accident (faites fuiter des données internes par accident), Doomscroll at work not in bed (doomscrollez au travail, pas au lit). D’autres instructions sont dissimulées dans des biscuits de fortune argentés et complètent le manuel mis à jour.</text:p>
      <text:p text:style-name="P1"/>
      <text:p text:style-name="P1">Face à l’ampleur de ces systèmes technologiques dans lesquels nous sommes profondément enchevêtrés, ces petits actes de sabotage pourraient paraître bien dérisoires. « Nous pensons que le premier pas est de créer des espaces pour l’action, la résistance et la réinterprétation. Le simple sabotage ne peut pas faire <text:soft-page-break/>dysfonctionner ces systèmes, admettent les artistes, du moins pas de façon permanente, mais ça peut créer des espaces où des formes alternatives, plus équitables de technologie, de coopération et de soin peuvent émerger ». La proposition réanime l’imaginaire politique du sabotage comme une pratique de réappropriation, où la résistance n’est pas seulement réactive, mais préfigurative, stratégique. C’est une forme de contre-pouvoir, collectif, et situé qui émerge non de la peur de la technologie, mais de la force générative des communautés engagés dans un refus actif.</text:p>
      <text:p text:style-name="P1">L’an dernier, Mediengruppe Bitnik a co-fondé une fondation non lucrative, appelée Error 417 Expectation Failed, qui a pour vocation « de soutenir l’art internet, d’encourager les formats ouverts, les projets risqués et les œuvres exploratoires qui interagissent de manière critique avec la technologie contemporaine ». Le résultat du premier appel à projet est présenté dans l’exposition en ligne « 13 scores against Tech Fascism ». Treize projets ont été sélectionnés par le jury constitué d’Hito Steyerl, Nora O’Murchi et Sam Lavigne, qui ont bénéficié au total de 50 000 euros. Ces treize « partitions » proposent différentes instructions pour spammer la ligne téléphonique d’ICE, construire des infrastructures collectives alternatives hors des réseaux centralisés, ou encore des astuces simples pour rendre nos données impropres à l’entraînement des grands modèles de langage.<text:note text:id="ftn14" text:note-class="footnote"><text:note-citation>14</text:note-citation><text:note-body><text:p text:style-name="Footnote"><text:s/>Le projet de Jiawen Uffline « How to make your data dirty » propose des tactiques pour « salir » les données afin qu’elles soient rejetés par les bots de scraping mais restent lisibles pour l’humain.</text:p><text:p text:style-name="Footnote">https://error417.expectation.fail/13scoresagainsttechfascism/sorri-my-data-is-too-dirty/project</text:p></text:note-body></text:note></text:p>
      <text:p text:style-name="P1">« Nous considérons Error 417 Expectation failed comme un projet d’art-comme-infrastructure, une tentative pour aider à financer des projets qui adressent les frictions entre technologie, esthétique, politique et relations sociales pour remettre en question les structures de pouvoir, un hack, un glitch, un échec, une erreur, un processus et une expérimentation à la fois ». La résistance aux systèmes existants ne nécessite pas un rejet total de la technologie selon les artistes. « Ces formes de résistance peuvent prendre la forme de perturbations ciblées, de refus, de réappropriations créatives ou de réseaux de solidarité, à travers des pratiques qui ouvrent des espaces d’autodétermination et d’action collective. » <text:note text:id="ftn15" text:note-class="footnote"><text:note-citation>15</text:note-citation><text:note-body><text:p text:style-name="Footnote">C’est aussi la stratégie adoptée par le collectif RYBN.ORG, qui propose six protocoles pour « l’auto-défense permacomputationnelles contre l’informatique laborieuse, https://wiki.rybn.org/doku.php?id=six_protocols_for_permacomputational_self-defense_against_laborious_computing</text:p></text:note-body></text:note> !Mediengruppe Bitnik reste convaincu que « l’art peut jouer un rôle crucial dans ces pratiques, comme un champ où des formes alternatives de communication, de visibilité et d’organisation peuvent être testées ».</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Avenir" svg:font-family="Aveni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15:20:55.765318559</meta:creation-date>
    <dc:date>2026-04-01T13:56:11.715749189</dc:date>
    <meta:editing-duration>P1DT21H57M57S</meta:editing-duration>
    <meta:editing-cycles>291</meta:editing-cycles>
    <meta:generator>Collabora_Office/25.04.2.2$Linux_X86_64 LibreOffice_project/b678ed74695d64e638db9eb734e86703ad84516d</meta:generator>
    <meta:document-statistic meta:table-count="0" meta:image-count="0" meta:object-count="0" meta:page-count="6" meta:paragraph-count="38" meta:word-count="3235" meta:character-count="22312" meta:non-whitespace-character-count="19093"/>
  </office:meta>
</office:document-meta>
</file>